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ptos Narrow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ptos Narrow" style:font-size-complex="1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ext-properties fo:color="#000000" style:font-name="Liberation Sans" fo:font-size="10pt" fo:font-weight="bold" style:font-size-asian="10pt" style:font-weight-asian="bold" style:font-name-complex="Aptos Narrow" style:font-size-complex="10pt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ransaction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catigories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MethodPayId</text:p>
          </table:table-cell>
          <table:table-cell table:style-name="ce7" office:value-type="string" calcext:value-type="string">
            <text:p>Remain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.30.09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ходил в магазин</text:p>
          </table:table-cell>
          <table:table-cell office:value-type="float" office:value="1" calcext:value-type="float">
            <text:p>1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.30.09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заправился</text:p>
          </table:table-cell>
          <table:table-cell office:value-type="float" office:value="1" calcext:value-type="float">
            <text:p>1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.30.09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упил гвоздей и саморезов</text:p>
          </table:table-cell>
          <table:table-cell office:value-type="float" office:value="1" calcext:value-type="float">
            <text:p>1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.30.09</text:p>
          </table:table-cell>
          <table:table-cell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зяйственное мыло</text:p>
          </table:table-cell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.01.10</text:p>
          </table:table-cell>
          <table:table-cell office:value-type="float" office:value="6300" calcext:value-type="float">
            <text:p>6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Утюг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.02.10</text:p>
          </table:table-cell>
          <table:table-cell office:value-type="float" office:value="1099.1" calcext:value-type="float">
            <text:p>1099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правился</text:p>
          </table:table-cell>
          <table:table-cell office:value-type="float" office:value="2" calcext:value-type="float">
            <text:p>2</text:p>
          </table:table-cell>
          <table:table-cell office:value-type="float" office:value="2902.9" calcext:value-type="float">
            <text:p>2902,9</text:p>
          </table:table-cell>
        </table:table-row>
      </table:table>
      <table:table table:name="category" table:style-name="ta1"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одукты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вт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тройка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Бытовая хим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Бытовая техника</text:p>
          </table:table-cell>
        </table:table-row>
      </table:table>
      <table:table table:name="methodpay" table:style-name="ta1">
        <table:table-column table:style-name="co1" table:number-columns-repeated="2" table:default-cell-style-name="ce2"/>
        <table:table-row table:style-name="ro1">
          <table:table-cell office:value-type="string" calcext:value-type="string">
            <text:p>MethodId</text:p>
          </table:table-cell>
          <table:table-cell office:value-type="string" calcext:value-type="string">
            <text:p>MethodName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Наличка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Сбербанк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Т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1:31:03.132228207</meta:creation-date>
    <dc:date>2024-11-07T12:16:34.783990820</dc:date>
    <meta:editing-duration>PT45M32S</meta:editing-duration>
    <meta:editing-cycles>1</meta:editing-cycles>
    <meta:document-statistic meta:table-count="3" meta:cell-count="69" meta:object-count="0"/>
    <meta:generator>LibreOffice/7.6.4.1$Linux_X86_64 LibreOffice_project/e19e193f88cd6c0525a17fb7a176ed8e6a3e2aa1</meta:generator>
  </office:meta>
</office:document-meta>
</file>